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5DC000000514BD311AC.png"/>
  <manifest:file-entry manifest:media-type="image/png" manifest:full-path="Pictures/1000020100000A99000004E69F0A4AA6.png"/>
  <manifest:file-entry manifest:media-type="image/png" manifest:full-path="Pictures/10000201000000D000000089D5C5D79C.png"/>
  <manifest:file-entry manifest:media-type="image/png" manifest:full-path="Pictures/10000201000000D10000008AF590C67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665cm"/>
    </style:style>
    <style:style style:name="gr5" style:family="graphic" style:parent-style-name="objectwithoutfill">
      <style:graphic-properties draw:fill="none" draw:fill-color="#660066" draw:textarea-horizontal-align="center" draw:textarea-vertical-align="middle"/>
    </style:style>
    <style:style style:name="pr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style:line-height-at-least="0.917cm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color="#800000"/>
    </style:style>
    <style:style style:name="P6" style:family="paragraph">
      <style:text-properties fo:color="#800000" fo:font-size="11pt" style:font-size-asian="11pt" style:font-size-complex="11pt"/>
    </style:style>
    <style:style style:name="P7" style:family="paragraph">
      <style:paragraph-properties fo:text-align="center"/>
      <style:text-properties fo:color="#800000"/>
    </style:style>
    <style:style style:name="T1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DMTF CIM – Common Information 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DMTF CIM – Common Information Model</text:span></text:p>
          </draw:text-box>
        </draw:frame>
        <draw:frame draw:style-name="gr2" draw:layer="layout" svg:width="22.86cm" svg:height="8.083cm" svg:x="1.27cm" svg:y="3.81cm">
          <draw:text-box>
            <text:p>The Common Information Model (CIM) is an open standard that defines how managed elements in an IT environment are represented as a common set of objects and relationships between them.</text:p>
            <text:p/>
            <text:p>CIM allows multiple parties to exchange management information about managed elements (computer systems, including software, network infrastructures, etc.)</text:p>
            <text:p/>
            <text:p>Software can be written once and work with many implementations of the common model without complex and costly conversion operations or loss of informa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DMTF CIM – Common Information Model</text:span></text:p>
          </draw:text-box>
        </draw:frame>
        <draw:frame draw:style-name="gr2" draw:text-style-name="P4" draw:layer="layout" svg:width="22.86cm" svg:height="8.775cm" svg:x="1.27cm" svg:y="3.81cm">
          <draw:text-box>
            <text:p text:style-name="P4">What the CIM is not:</text:p>
            <text:list text:style-name="L1">
              <text:list-item>
                <text:list>
                  <text:list-item>
                    <text:list>
                      <text:list-item>
                        <text:p text:style-name="P4">The CIM is not an XML schema <text:span text:style-name="T2">(though it can be used to create one from base definition)</text:span><text:span text:style-name="T3"><text:line-break/></text:span><text:span text:style-name="T3"/></text:p>
                      </text:list-item>
                      <text:list-item>
                        <text:p text:style-name="P4"><text:span text:style-name="T3">The CIM is not a communication protocol </text:span><text:span text:style-name="T2">(though it can be used to define an object-oriented way of communicating between entities)</text:span><text:span text:style-name="T2"><text:line-break/></text:span><text:span text:style-name="T2"/></text:p>
                      </text:list-item>
                    </text:list>
                  </text:list-item>
                </text:list>
                <text:p text:style-name="P4"><text:span text:style-name="T3">What is CIM is:</text:span></text:p>
                <text:list>
                  <text:list-item>
                    <text:list>
                      <text:list-item>
                        <text:p text:style-name="P4"><text:span text:style-name="T3">It is a UML specification for defining common data objects that describe system elements in IT infrastructures </text:span><text:span text:style-name="T2">(in our case, we would use it to describe systems in the EIL infrastructure)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DMTF CIM – Common Information Model</text:span></text:p>
          </draw:text-box>
        </draw:frame>
        <draw:frame draw:style-name="gr2" draw:text-style-name="P4" draw:layer="layout" svg:width="22.86cm" svg:height="11.613cm" svg:x="1.27cm" svg:y="3.81cm">
          <draw:text-box>
            <text:p text:style-name="P4"><text:span text:style-name="T3">Using the CIM in EIL:</text:span><text:span text:style-name="T3"><text:line-break/></text:span><text:span text:style-name="T3"/></text:p>
            <text:list text:style-name="L1">
              <text:list-item>
                <text:list>
                  <text:list-item>
                    <text:p text:style-name="P4"><text:span text:style-name="T3">Define a CIM MOF which describes the systems in the EIL.</text:span><text:span text:style-name="T3"><text:line-break/></text:span><text:span text:style-name="T3"/></text:p>
                  </text:list-item>
                  <text:list-item>
                    <text:p text:style-name="P4"><text:span text:style-name="T3">Use the CIM MOF to design the data model in the Unified Agent.</text:span><text:span text:style-name="T3"><text:line-break/></text:span><text:span text:style-name="T3"/></text:p>
                  </text:list-item>
                  <text:list-item>
                    <text:p text:style-name="P4"><text:span text:style-name="T3">Have the XML generated algorithmically by the Unified Agent (</text:span><text:span text:style-name="T2">note, we do not generate the XML ourselves here, rather we hand off our data objects to something else, e.g., xml.etree.ElementTree, and it generates the XML for us)</text:span><text:span text:style-name="T2"><text:line-break/></text:span><text:span text:style-name="T2"/></text:p>
                  </text:list-item>
                  <text:list-item>
                    <text:p text:style-name="P4"><text:span text:style-name="T3">On the other end of the communication, the systems could use our common CIM MOF to convert the XML back into a common data object </text:span><text:span text:style-name="T2">(this would not have to happen immediately, we could engineer this whenever we wanted)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DMTF CIM – Common Information Model</text:span></text:p>
          </draw:text-box>
        </draw:frame>
        <draw:frame draw:style-name="gr2" draw:text-style-name="P4" draw:layer="layout" svg:width="22.86cm" svg:height="1.675cm" svg:x="1.27cm" svg:y="3.81cm">
          <draw:text-box>
            <text:p text:style-name="P4"><text:span text:style-name="T3">What does a CIM MOF definition look like?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2.468cm" svg:x="1.261cm" svg:y="1.138cm" presentation:class="title" presentation:user-transformed="true">
          <draw:text-box>
            <text:p text:style-name="P1"><text:span text:style-name="T1">DMTF CIM – Common Information Model</text:span></text:p>
          </draw:text-box>
        </draw:frame>
        <draw:frame draw:style-name="gr2" draw:text-style-name="P4" draw:layer="layout" svg:width="22.86cm" svg:height="15.183cm" svg:x="1.27cm" svg:y="2.54cm">
          <draw:text-box>
            <text:p text:style-name="P4"><text:span text:style-name="T4">// Copyright (c) 2005 DMTF. <text:s/>All rights reserved.</text:span></text:p>
            <text:p text:style-name="P4"><text:span text:style-name="T4">// &lt;change cr="ArchCR00066.004" type="add"&gt;Add UmlPackagePath</text:span></text:p>
            <text:p text:style-name="P4"><text:span text:style-name="T4">// qualifier values to CIM Schema.&lt;/change&gt;</text:span></text:p>
            <text:p text:style-name="P4"><text:span text:style-name="T4">// ==================================================================</text:span></text:p>
            <text:p text:style-name="P4"><text:span text:style-name="T4">// <text:s/>CIM_RunningOS </text:span></text:p>
            <text:p text:style-name="P4"><text:span text:style-name="T4">// ==================================================================</text:span></text:p>
            <text:p text:style-name="P4"><text:span text:style-name="T4"><text:s text:c="3"/></text:span><text:span text:style-name="T4">[Association, Version ( "2.6.0" ), </text:span></text:p>
            <text:p text:style-name="P4"><text:span text:style-name="T4"><text:s text:c="4"/></text:span><text:span text:style-name="T4">UMLPackagePath ( "CIM::System::OperatingSystem" ), </text:span></text:p>
            <text:p text:style-name="P4"><text:span text:style-name="T4"><text:s text:c="4"/></text:span><text:span text:style-name="T4">Description ( </text:span></text:p>
            <text:p text:style-name="P4"><text:span text:style-name="T4"><text:s text:c="7"/></text:span><text:span text:style-name="T4">"RunningOS indicates the currently executing OperatingSystem. "</text:span></text:p>
            <text:p text:style-name="P4"><text:span text:style-name="T4"><text:s text:c="7"/></text:span><text:span text:style-name="T4">"At most one OperatingSystem can execute at any time on a "</text:span></text:p>
            <text:p text:style-name="P4"><text:span text:style-name="T4"><text:s text:c="7"/></text:span><text:span text:style-name="T4">"ComputerSystem. \'At most one\' is specified, since the "</text:span></text:p>
            <text:p text:style-name="P4"><text:span text:style-name="T4"><text:s text:c="7"/></text:span><text:span text:style-name="T4">"Computer System may not be currently booted, or its "</text:span></text:p>
            <text:p text:style-name="P4"><text:span text:style-name="T4"><text:s text:c="7"/></text:span><text:span text:style-name="T4">"OperatingSystem may be unknown." )]</text:span></text:p>
            <text:p text:style-name="P4"><text:span text:style-name="T4">class CIM_RunningOS : CIM_Dependency {</text:span></text:p>
            <text:p text:style-name="P4"><text:span text:style-name="T4"/></text:p>
            <text:p text:style-name="P4"><text:span text:style-name="T4"><text:s text:c="6"/></text:span><text:span text:style-name="T4">[Override ( "Antecedent" ), </text:span></text:p>
            <text:p text:style-name="P4"><text:span text:style-name="T4"><text:s text:c="7"/></text:span><text:span text:style-name="T4">Max ( 1 ), </text:span></text:p>
            <text:p text:style-name="P4"><text:span text:style-name="T4"><text:s text:c="7"/></text:span><text:span text:style-name="T4">Description ( </text:span></text:p>
            <text:p text:style-name="P4"><text:span text:style-name="T4"><text:s text:c="10"/></text:span><text:span text:style-name="T4">"The OperatingSystem currently running on the ComputerSystem."</text:span></text:p>
            <text:p text:style-name="P4"><text:span text:style-name="T4"><text:s text:c="11"/></text:span><text:span text:style-name="T4">)]</text:span></text:p>
            <text:p text:style-name="P4"><text:span text:style-name="T4"><text:s text:c="3"/></text:span><text:span text:style-name="T4">CIM_OperatingSystem REF Antecedent;</text:span></text:p>
            <text:p text:style-name="P4"><text:span text:style-name="T4"/></text:p>
            <text:p text:style-name="P4"><text:span text:style-name="T4"><text:s text:c="6"/></text:span><text:span text:style-name="T4">[Override ( "Dependent" ), </text:span></text:p>
            <text:p text:style-name="P4"><text:span text:style-name="T4"><text:s text:c="7"/></text:span><text:span text:style-name="T4">Max ( 1 ), </text:span></text:p>
            <text:p text:style-name="P4"><text:span text:style-name="T4"><text:s text:c="7"/></text:span><text:span text:style-name="T4">Description ( "The ComputerSystem." )]</text:span></text:p>
            <text:p text:style-name="P4"><text:span text:style-name="T4"><text:s text:c="3"/></text:span><text:span text:style-name="T4">CIM_ComputerSystem REF Dependent;</text:span></text:p>
            <text:p text:style-name="P4"><text:span text:style-name="T4"/></text:p>
            <text:p text:style-name="P4"><text:span text:style-name="T4"/></text:p>
            <text:p text:style-name="P4"><text:span text:style-name="T4">};</text:span><text:span text:style-name="T3"><text:line-break/></text:span><text:span text:style-name="T3"/></text:p>
          </draw:text-box>
        </draw:frame>
        <draw:frame draw:style-name="gr3" draw:text-style-name="P6" draw:layer="layout" svg:width="5.345cm" svg:height="1.123cm" svg:x="19.05cm" svg:y="5.08cm">
          <draw:text-box>
            <text:p text:style-name="P5"><text:span text:style-name="T5">Package path that defines a</text:span></text:p>
            <text:p text:style-name="P5"><text:span text:style-name="T5">namespace</text:span></text:p>
          </draw:text-box>
        </draw:frame>
        <draw:frame draw:style-name="gr4" draw:text-style-name="P6" draw:layer="layout" svg:width="4.545cm" svg:height="1.123cm" svg:x="18.415cm" svg:y="9.037cm">
          <draw:text-box>
            <text:p text:style-name="P5"><text:span text:style-name="T5">Class hierarchy defines</text:span></text:p>
            <text:p text:style-name="P5"><text:span text:style-name="T5">inheritance</text:span></text:p>
          </draw:text-box>
        </draw:frame>
        <draw:frame draw:style-name="gr3" draw:text-style-name="P6" draw:layer="layout" svg:width="5.379cm" svg:height="0.687cm" svg:x="17.78cm" svg:y="13.283cm">
          <draw:text-box>
            <text:p text:style-name="P5"><text:span text:style-name="T5">Actual definition of the entity</text:span></text:p>
          </draw:text-box>
        </draw:frame>
        <draw:line draw:style-name="gr5" draw:text-style-name="P7" draw:layer="layout" svg:x1="19.05cm" svg:y1="5.715cm" svg:x2="12.7cm" svg:y2="6.35cm">
          <text:p/>
        </draw:line>
        <draw:line draw:style-name="gr5" draw:text-style-name="P7" draw:layer="layout" svg:x1="18.415cm" svg:y1="9.525cm" svg:x2="10.795cm" svg:y2="9.525cm">
          <text:p/>
        </draw:line>
        <draw:line draw:style-name="gr5" draw:text-style-name="P7" draw:layer="layout" svg:x1="17.78cm" svg:y1="13.335cm" svg:x2="10.795cm" svg:y2="12.7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203cm" draw:shadow-offset-y="0.203cm" draw:shadow-color="#00000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61922" style:text-outline="false" style:text-line-through-style="none" fo:font-family="Verdana" fo:font-size="20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0pt" style:language-asian="en" style:country-asian="US" style:font-style-asian="normal" style:font-weight-asian="normal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61922" style:text-line-through-style="none" fo:font-family="Verdana" fo:font-size="18pt" fo:letter-spacing="normal" fo:font-style="normal" style:text-underline-style="none" fo:font-weight="normal" style:font-family-asian="'ＭＳ Ｐゴシック'" style:font-pitch-asian="fixed" style:font-size-asian="18pt" style:font-style-asian="normal" style:font-weight-asian="normal" style:font-family-complex="Verdana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917cm" fo:text-align="start" style:punctuation-wrap="hanging"/>
      <style:text-properties fo:color="#061922" style:text-outline="false" style:text-line-through-style="none" fo:font-family="Verdana" fo:font-size="18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41cm" draw:stroke-linejoin="miter" draw:fill="none" draw:textarea-vertical-align="top" draw:auto-grow-height="tru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middle" draw:auto-grow-height="true" fo:min-height="3.181cm" fo:padding-top="0cm" fo:padding-bottom="0cm" fo:padding-left="0cm" fo:padding-right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title">
      <style:graphic-properties draw:stroke="none" svg:stroke-width="0.026cm" draw:stroke-linejoin="miter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15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317cm" fo:margin-bottom="0cm" fo:text-align="start" fo:text-indent="0cm" style:punctuation-wrap="simple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.423cm" style:line-height-at-least="0.917cm" fo:text-align="start" fo:text-indent="0cm" style:punctuation-wrap="hanging"/>
    </style:style>
    <style:style style:name="MP9" style:family="paragraph">
      <style:paragraph-properties fo:margin-top="0cm" fo:margin-bottom="0cm" style:line-height-at-least="0.917cm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1.27cm" fo:margin-right="0cm" fo:text-indent="0cm"/>
    </style:style>
    <style:style style:name="MP12" style:family="paragraph">
      <style:paragraph-properties fo:margin-left="2.54cm" fo:margin-right="0cm" fo:text-indent="0cm"/>
    </style:style>
    <style:style style:name="MP13" style:family="paragraph">
      <style:paragraph-properties fo:margin-left="3.81cm" fo:margin-right="0cm" fo:text-indent="0cm"/>
    </style:style>
    <style:style style:name="MP14" style:family="paragraph">
      <style:paragraph-properties fo:margin-left="5.08cm" fo:margin-right="0cm" fo:text-indent="0cm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3" style:family="text">
      <style:text-properties fo:color="#ffffff" style:text-line-through-style="none" fo:font-family="Verdana" fo:font-size="9pt" fo:letter-spacing="normal" fo:font-style="normal" style:text-underline-style="none" fo:font-weight="norm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MT4" style:family="text">
      <style:text-properties fo:color="#939598" style:text-line-through-style="none" fo:font-family="Verdana" style:font-family-generic="swiss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Verdana" fo:font-size="20pt" fo:letter-spacing="normal" fo:font-style="normal" style:text-underline-style="none" fo:font-weight="normal" style:font-family-asian="'ＭＳ Ｐゴシック'" style:font-pitch-asian="fixed" style:font-size-asian="20pt" style:font-style-asian="normal" style:font-weight-asian="normal" style:font-family-complex="Verdana" style:font-size-complex="20pt" style:font-style-complex="normal" style:font-weight-complex="normal"/>
    </style:style>
    <style:style style:name="MT6" style:family="text">
      <style:text-properties fo:color="#0071c5" style:text-line-through-style="none" fo:font-family="Verdana" fo:font-size="26pt" fo:letter-spacing="normal" fo:font-style="normal" style:text-underline-style="none" fo:font-weight="bold" style:font-family-asian="'ＭＳ Ｐゴシック'" style:font-pitch-asian="fixed" style:font-size-asian="26pt" style:font-style-asian="normal" style:font-weight-asian="bold" style:font-family-complex="Verdana" style:font-size-complex="26pt" style:font-style-complex="normal" style:font-weight-complex="bold"/>
    </style:style>
    <style:style style:name="MT7" style:family="text">
      <style:text-properties fo:color="#061922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ffffff" style:text-line-through-style="none" fo:font-family="Verdana" style:font-family-generic="swiss" fo:font-size="8pt" fo:letter-spacing="normal" fo:font-style="normal" style:text-underline-style="none" fo:font-weight="normal" style:font-family-asian="Verdana" style:font-pitch-asian="fixed" style:font-size-asian="8pt" style:font-style-asian="normal" style:font-weight-asian="normal" style:font-family-complex="Verdana" style:font-family-generic-complex="swiss" style:font-size-complex="8pt" style:font-style-complex="normal" style:font-weight-complex="normal"/>
    </style:style>
    <style:style style:name="MT9" style:family="text">
      <style:text-properties fo:color="#ffffff" style:text-line-through-style="none" fo:font-family="Verdana" fo:font-size="38pt" fo:letter-spacing="normal" fo:font-style="normal" style:text-underline-style="none" fo:font-weight="normal" style:font-family-asian="'ＭＳ Ｐゴシック'" style:font-pitch-asian="fixed" style:font-size-asian="38pt" style:font-style-asian="normal" style:font-weight-asian="normal" style:font-family-complex="Verdana" style:font-size-complex="3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2.969cm" svg:height="10.618cm" svg:x="0cm" svg:y="4.639cm">
        <draw:image xlink:href="Pictures/1000020100000A99000004E69F0A4AA6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251cm" svg:y="18.455cm">
        <text:p text:style-name="MP4"><text:span text:style-name="MT4">INTEL CONFIDENTIAL, FOR INTERNAL USE ONLY</text:span></text:p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2.402cm" svg:height="1.582cm" svg:x="22.15cm" svg:y="0.838cm">
        <draw:image xlink:href="Pictures/10000201000000D000000089D5C5D79C.png" xlink:type="simple" xlink:show="embed" xlink:actuate="onLoad">
          <text:p/>
        </draw:image>
      </draw:frame>
      <draw:frame draw:name="Rectangle 3" presentation:style-name="Mpr1" draw:text-style-name="MP5" draw:layer="backgroundobjects" svg:width="18.846cm" svg:height="3.181cm" svg:x="1.27cm" svg:y="6.513cm" presentation:class="title" presentation:user-transformed="true">
        <draw:text-box>
          <text:p text:style-name="MP8"><text:span text:style-name="MT5">Click to edit the title text formatClick to edit Master title style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6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2-03-06">3/6/12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Title 1" presentation:style-name="Mpr9" draw:text-style-name="MP5" draw:layer="backgroundobjects" svg:width="22.859cm" svg:height="2.468cm" svg:x="1.261cm" svg:y="1.138cm" presentation:class="title" presentation:user-transformed="true">
        <draw:text-box>
          <text:p text:style-name="MP9"><text:span text:style-name="MT6">Click to edit the title text formatClick to edit Master title style</text:span></text:p>
        </draw:text-box>
      </draw:frame>
      <draw:frame draw:name="Content Placeholder 2" presentation:style-name="Mpr10" draw:text-style-name="MP5" draw:layer="backgroundobjects" svg:width="22.855cm" svg:height="12.602cm" svg:x="1.266cm" svg:y="3.832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0"><text:span text:style-name="MT7">Seventh Outline Level</text:span></text:p>
                                      <text:list>
                                        <text:list-item>
                                          <text:p text:style-name="MP10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lick to edit Master text styles</text:span></text:p>
          <text:p text:style-name="MP11"><text:span text:style-name="MT7">Second level</text:span></text:p>
          <text:list text:continue-numbering="true" text:style-name="ML3">
            <text:list-item>
              <text:list>
                <text:list-item>
                  <text:p text:style-name="MP12"><text:span text:style-name="MT7">Third level</text:span></text:p>
                  <text:list>
                    <text:list-item>
                      <text:p text:style-name="MP13"><text:span text:style-name="MT7">Fourth level</text:span></text:p>
                      <text:list>
                        <text:list-item>
                          <text:p text:style-name="MP14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15" draw:layer="backgroundobjects" svg:width="8.042cm" svg:height="0.625cm" svg:x="1.208cm" svg:y="17.815cm" presentation:class="footer" presentation:user-transformed="true">
        <draw:text-box>
          <text:p/>
        </draw:text-box>
      </draw:frame>
      <draw:frame draw:name="Date Placeholder 5" presentation:style-name="Mpr11" draw:text-style-name="MP15" draw:layer="backgroundobjects" svg:width="4.973cm" svg:height="0.625cm" svg:x="8.707cm" svg:y="18.329cm" presentation:class="date-time" presentation:user-transformed="true">
        <draw:text-box>
          <text:p text:style-name="MP16"><text:span text:style-name="MT8"><text:date style:data-style-name="D1" text:date-value="2012-03-06">3/6/12</text:date></text:span></text:p>
        </draw:text-box>
      </draw:fram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draw:name="Picture 4" draw:style-name="Mgr3" draw:text-style-name="MP3" draw:layer="backgroundobjects" svg:width="25.399cm" svg:height="1.375cm" svg:x="0cm" svg:y="17.674cm">
        <draw:image xlink:href="Pictures/10000000000005DC000000514BD311AC.png" xlink:type="simple" xlink:show="embed" xlink:actuate="onLoad">
          <text:p/>
        </draw:image>
      </draw:frame>
      <draw:custom-shape draw:name="Text Box 5" draw:style-name="Mgr4" draw:text-style-name="MP5" draw:layer="backgroundobjects" svg:width="8.029cm" svg:height="0.339cm" svg:x="1.46cm" svg:y="18.455cm">
        <text:p text:style-name="MP4"><text:span text:style-name="MT2">INTEL CONFIDENTIAL</text:span></text:p>
        <draw:enhanced-geometry svg:viewBox="0 0 21600 21600" draw:type="rectangle" draw:enhanced-path="M 0 0 L 21600 0 21600 21600 0 21600 0 0 Z N"/>
      </draw:custom-shape>
      <draw:custom-shape draw:name="TextBox 7" draw:style-name="Mgr5" draw:text-style-name="MP5" draw:layer="backgroundobjects" svg:width="2.068cm" svg:height="0.59cm" svg:x="-0.534cm" svg:y="18.322cm">
        <text:p text:style-name="MP6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Text Box 5" draw:style-name="Mgr4" draw:text-style-name="MP5" draw:layer="backgroundobjects" svg:width="4.938cm" svg:height="0.339cm" svg:x="4.524cm" svg:y="18.468cm">
        <text:p text:style-name="MP4"><text:span text:style-name="MT2">, FOR INTERNAL USE ONL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457cm" svg:height="0.632cm" svg:x="17.114cm" svg:y="18.043cm">
        <text:p text:style-name="MP7"><text:span text:style-name="MT3">Enterprise Integration Lab </text:span></text:p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2.411cm" svg:height="1.591cm" svg:x="22.141cm" svg:y="0.838cm">
        <draw:image xlink:href="Pictures/10000201000000D10000008AF590C677.png" xlink:type="simple" xlink:show="embed" xlink:actuate="onLoad">
          <text:p/>
        </draw:image>
      </draw:frame>
      <draw:frame draw:name="Title 1" presentation:style-name="Mpr14" draw:text-style-name="MP5" draw:layer="backgroundobjects" svg:width="17.991cm" svg:height="3.783cm" svg:x="1.27cm" svg:y="6.985cm" presentation:class="title" presentation:user-transformed="true">
        <draw:text-box>
          <text:p text:style-name="MP9"><text:span text:style-name="MT9">Click to edit the title text formatClick to edit Master title style</text:span></text:p>
        </draw:text-box>
      </draw:frame>
      <draw:frame presentation:style-name="Default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6T11:37:30.50</dc:date>
    <meta:generator>LibreOffice/3.4$Win32 LibreOffice_project/340m1$Build-302</meta:generator>
    <meta:editing-duration>PT17H32M14S</meta:editing-duration>
    <meta:editing-cycles>46</meta:editing-cycles>
    <meta:document-statistic meta:object-count="101"/>
  </office:meta>
</office:document-meta>
</file>